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dc2300" draw:textarea-horizontal-align="center" draw:textarea-vertical-align="middle" draw:shadow="visib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9cm" fo:min-width="6.53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9cm" fo:min-width="5.8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cm" fo:min-width="6.741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9pt"/>
    </style:style>
    <style:style style:name="T1" style:family="text">
      <style:text-properties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1" draw:layer="layout" svg:width="0.955cm" svg:height="0.6cm" svg:x="1.5cm" svg:y="2.5cm">
          <text:p/>
        </draw:ellipse>
        <draw:ellipse draw:style-name="gr2" draw:text-style-name="P1" draw:layer="layout" svg:width="0.955cm" svg:height="0.6cm" svg:x="3.409cm" svg:y="4.9cm">
          <text:p/>
        </draw:ellipse>
        <draw:ellipse draw:style-name="gr2" draw:text-style-name="P1" draw:layer="layout" svg:width="0.954cm" svg:height="0.6cm" svg:x="2.455cm" svg:y="3.7cm">
          <text:p/>
        </draw:ellipse>
        <draw:frame draw:style-name="gr3" draw:text-style-name="P2" draw:layer="layout" svg:width="4.684cm" svg:height="0.615cm" svg:x="2.5cm" svg:y="2.5cm">
          <draw:text-box>
            <text:p text:style-name="P2"><text:span text:style-name="T1">World Root (Local 0,0,0)</text:span></text:p>
          </draw:text-box>
        </draw:frame>
        <draw:frame draw:style-name="gr4" draw:text-style-name="P2" draw:layer="layout" svg:width="4.196cm" svg:height="0.615cm" svg:x="3.7cm" svg:y="3.7cm">
          <draw:text-box>
            <text:p text:style-name="P2"><text:span text:style-name="T1">Room (Local 10,0,10)</text:span></text:p>
          </draw:text-box>
        </draw:frame>
        <draw:frame draw:style-name="gr5" draw:text-style-name="P2" draw:layer="layout" svg:width="7.572cm" svg:height="0.615cm" svg:x="4.5cm" svg:y="4.885cm">
          <draw:text-box>
            <text:p text:style-name="P2"><text:span text:style-name="T1">PDF Viewer (Local 2,0,1)</text:span></text:p>
          </draw:text-box>
        </draw:frame>
        <draw:line draw:style-name="gr6" draw:text-style-name="P1" draw:layer="layout" svg:x1="2.136cm" svg:y1="3.1cm" svg:x2="2.772cm" svg:y2="3.7cm">
          <text:p/>
        </draw:line>
        <draw:line draw:style-name="gr6" draw:text-style-name="P1" draw:layer="layout" svg:x1="3.091cm" svg:y1="4.3cm" svg:x2="3.727cm" svg:y2="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visible" draw:shadow-offset-x="0.1cm" draw:shadow-offset-y="0.1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8-08-19T11:24:40</meta:creation-date>
    <dc:date>2008-08-19T11:43:33</dc:date>
    <dc:language>en-US</dc:language>
    <meta:editing-cycles>3</meta:editing-cycles>
    <meta:editing-duration>PT18M54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